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 Mono" svg:font-family="'Bitstream Vera Sans Mono'"/>
    <style:font-face style:name="Bitstream Vera Sans Mono1" svg:font-family="'Bitstream Vera Sans Mono'" style:font-pitch="variable"/>
    <style:font-face style:name="Bitstream Vera Sans Mono2" svg:font-family="'Bitstream Vera Sans Mono'" style:font-family-generic="modern" style:font-pitch="fixed"/>
    <style:font-face style:name="Bitstream Vera Sans Mono3" svg:font-family="'Bitstream Vera Sans Mono'" style:font-family-generic="modern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zxx" fo:country="none" officeooo:paragraph-rsid="003e3433" style:language-asian="zxx" style:country-asian="none" style:language-complex="zxx" style:country-complex="none"/>
    </style:style>
    <style:style style:name="P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paragraph-rsid="00132615" style:language-asian="zxx" style:country-asian="none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fo:language="zxx" fo:country="none" officeooo:rsid="00429996" officeooo:paragraph-rsid="00429996" style:language-asian="zxx" style:country-asian="none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language="zxx" fo:country="none" officeooo:rsid="00519d10" officeooo:paragraph-rsid="00519d10" style:language-asian="zxx" style:country-asian="none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fo:language="zxx" fo:country="none" officeooo:rsid="0051fb69" officeooo:paragraph-rsid="0051fb69" style:language-asian="zxx" style:country-asian="none" style:language-complex="zxx" style:country-complex="none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1a0bc2" officeooo:paragraph-rsid="001a0bc2" style:language-asian="zxx" style:country-asian="none" style:language-complex="zxx" style:country-complex="none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132615" officeooo:paragraph-rsid="00132615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 fo:break-before="page"/>
      <style:text-properties fo:language="zxx" fo:country="none" officeooo:rsid="00422cfc" officeooo:paragraph-rsid="00422cfc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d7762" officeooo:paragraph-rsid="001d776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font-size="14pt" fo:language="zxx" fo:country="none" fo:font-weight="bold" officeooo:rsid="001a0bc2" officeooo:paragraph-rsid="003505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officeooo:paragraph-rsid="00350515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zxx" fo:country="none" fo:font-style="normal" officeooo:rsid="008d0243" officeooo:paragraph-rsid="008d0243" style:language-asian="zxx" style:country-asian="none" style:font-style-asian="normal" style:language-complex="zxx" style:country-complex="none" style:font-style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adc5c" officeooo:paragraph-rsid="004adc5c" style:language-asian="zxx" style:country-asian="none" style:font-style-asian="normal" style:language-complex="zxx" style:country-complex="none" style:font-style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b0443" officeooo:paragraph-rsid="004b0443" style:language-asian="zxx" style:country-asian="none" style:font-style-asian="normal" style:language-complex="zxx" style:country-complex="none" style:font-style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b0443" officeooo:paragraph-rsid="004adc5c" style:language-asian="zxx" style:country-asian="none" style:font-style-asian="normal" style:language-complex="zxx" style:country-complex="none" style:font-style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b0443" officeooo:paragraph-rsid="00502820" style:language-asian="zxx" style:country-asian="none" style:font-style-asian="normal" style:language-complex="zxx" style:country-complex="none" style:font-style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519d10" officeooo:paragraph-rsid="00519d10" style:language-asian="zxx" style:country-asian="none" style:font-style-asian="normal" style:language-complex="zxx" style:country-complex="none" style:font-style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c260f" officeooo:paragraph-rsid="004c260f" style:language-asian="zxx" style:country-asian="none" style:font-style-asian="normal" style:language-complex="zxx" style:country-complex="none" style:font-style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d88be" officeooo:paragraph-rsid="004d88be" style:language-asian="zxx" style:country-asian="none" style:font-style-asian="normal" style:language-complex="zxx" style:country-complex="none" style:font-style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502820" officeooo:paragraph-rsid="0088f0a9" style:language-asian="zxx" style:country-asian="none" style:font-style-asian="normal" style:language-complex="zxx" style:country-complex="none" style:font-style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502820" officeooo:paragraph-rsid="00502820" style:language-asian="zxx" style:country-asian="none" style:font-style-asian="normal" style:language-complex="zxx" style:country-complex="none" style:font-style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zxx" fo:country="none" fo:font-style="italic" officeooo:rsid="00132615" officeooo:paragraph-rsid="003d2e19" style:language-asian="zxx" style:country-asian="none" style:font-style-asian="italic" style:language-complex="zxx" style:country-complex="none" style:font-style-complex="italic"/>
    </style:style>
    <style:style style:name="P23" style:family="paragraph" style:parent-style-name="Standard" style:list-style-name="L1">
      <style:paragraph-properties fo:text-align="justify" style:justify-single-word="false"/>
      <style:text-properties fo:language="zxx" fo:country="none" officeooo:rsid="00148b92" officeooo:paragraph-rsid="0040bf72" style:language-asian="zxx" style:country-asian="none" style:language-complex="zxx" style:country-complex="none"/>
    </style:style>
    <style:style style:name="P24" style:family="paragraph" style:parent-style-name="Standard" style:list-style-name="L1">
      <style:paragraph-properties fo:text-align="justify" style:justify-single-word="false"/>
      <style:text-properties fo:language="zxx" fo:country="none" officeooo:rsid="00150eac" officeooo:paragraph-rsid="00470a19" style:language-asian="zxx" style:country-asian="none" style:language-complex="zxx" style:country-complex="none"/>
    </style:style>
    <style:style style:name="P25" style:family="paragraph" style:parent-style-name="Standard" style:list-style-name="L1">
      <style:paragraph-properties fo:text-align="justify" style:justify-single-word="false"/>
      <style:text-properties fo:language="zxx" fo:country="none" officeooo:paragraph-rsid="00170bda" style:language-asian="zxx" style:country-asian="none" style:language-complex="zxx" style:country-complex="none"/>
    </style:style>
    <style:style style:name="P26" style:family="paragraph" style:parent-style-name="Standard" style:list-style-name="L3">
      <style:paragraph-properties fo:text-align="justify" style:justify-single-word="false"/>
      <style:text-properties fo:language="zxx" fo:country="none" officeooo:paragraph-rsid="003e3433" style:language-asian="zxx" style:country-asian="none" style:language-complex="zxx" style:country-complex="none"/>
    </style:style>
    <style:style style:name="P27" style:family="paragraph" style:parent-style-name="Standard" style:list-style-name="L2">
      <style:paragraph-properties fo:text-align="justify" style:justify-single-word="false"/>
      <style:text-properties fo:language="zxx" fo:country="none" officeooo:paragraph-rsid="00422cfc" style:language-asian="zxx" style:country-asian="none" style:language-complex="zxx" style:country-complex="none"/>
    </style:style>
    <style:style style:name="P28" style:family="paragraph" style:parent-style-name="Standard" style:list-style-name="L2">
      <style:paragraph-properties fo:text-align="justify" style:justify-single-word="false"/>
      <style:text-properties fo:language="zxx" fo:country="none" officeooo:paragraph-rsid="0048d39b" style:language-asian="zxx" style:country-asian="none" style:language-complex="zxx" style:country-complex="none"/>
    </style:style>
    <style:style style:name="P29" style:family="paragraph" style:parent-style-name="Standard" style:list-style-name="L2">
      <style:paragraph-properties fo:text-align="justify" style:justify-single-word="false"/>
      <style:text-properties fo:language="zxx" fo:country="none" officeooo:paragraph-rsid="004f22f2" style:language-asian="zxx" style:country-asian="none" style:language-complex="zxx" style:country-complex="none"/>
    </style:style>
    <style:style style:name="P30" style:family="paragraph" style:parent-style-name="Standard" style:list-style-name="L2">
      <style:paragraph-properties fo:text-align="justify" style:justify-single-word="false"/>
      <style:text-properties fo:language="zxx" fo:country="none" officeooo:paragraph-rsid="004b0443" style:language-asian="zxx" style:country-asian="none" style:language-complex="zxx" style:country-complex="none"/>
    </style:style>
    <style:style style:name="P31" style:family="paragraph" style:parent-style-name="Standard" style:list-style-name="L2">
      <style:paragraph-properties fo:text-align="justify" style:justify-single-word="false"/>
      <style:text-properties fo:language="zxx" fo:country="none" officeooo:paragraph-rsid="0083d677" style:language-asian="zxx" style:country-asian="none" style:language-complex="zxx" style:country-complex="none"/>
    </style:style>
    <style:style style:name="P32" style:family="paragraph" style:parent-style-name="Standard" style:list-style-name="L2">
      <style:paragraph-properties fo:text-align="justify" style:justify-single-word="false"/>
      <style:text-properties fo:language="zxx" fo:country="none" officeooo:rsid="00132615" officeooo:paragraph-rsid="003e0dba" style:language-asian="zxx" style:country-asian="none" style:language-complex="zxx" style:country-complex="none"/>
    </style:style>
    <style:style style:name="P33" style:family="paragraph" style:parent-style-name="Standard" style:list-style-name="L2">
      <style:paragraph-properties fo:text-align="justify" style:justify-single-word="false"/>
      <style:text-properties fo:language="zxx" fo:country="none" officeooo:rsid="003e0dba" officeooo:paragraph-rsid="003e0dba" style:language-asian="zxx" style:country-asian="none" style:language-complex="zxx" style:country-complex="none"/>
    </style:style>
    <style:style style:name="P34" style:family="paragraph" style:parent-style-name="Standard" style:list-style-name="L2">
      <style:paragraph-properties fo:text-align="justify" style:justify-single-word="false"/>
      <style:text-properties fo:language="zxx" fo:country="none" officeooo:rsid="003e3433" officeooo:paragraph-rsid="003e3433" style:language-asian="zxx" style:country-asian="none" style:language-complex="zxx" style:country-complex="none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zxx" fo:country="none" officeooo:rsid="001b92b9" officeooo:paragraph-rsid="001b92b9" style:language-asian="zxx" style:country-asian="none" style:language-complex="zxx" style:country-complex="none"/>
    </style:style>
    <style:style style:name="P36" style:family="paragraph" style:parent-style-name="Standard" style:list-style-name="L2">
      <style:paragraph-properties fo:text-align="justify" style:justify-single-word="false"/>
      <style:text-properties fo:language="zxx" fo:country="none" officeooo:rsid="003fce49" officeooo:paragraph-rsid="008235c7" style:language-asian="zxx" style:country-asian="none" style:language-complex="zxx" style:country-complex="none"/>
    </style:style>
    <style:style style:name="P37" style:family="paragraph" style:parent-style-name="Standard" style:list-style-name="L2">
      <style:paragraph-properties fo:text-align="justify" style:justify-single-word="false"/>
      <style:text-properties fo:language="zxx" fo:country="none" officeooo:rsid="003fce49" officeooo:paragraph-rsid="0040bf72" style:language-asian="zxx" style:country-asian="none" style:language-complex="zxx" style:country-complex="none"/>
    </style:style>
    <style:style style:name="P38" style:family="paragraph" style:parent-style-name="Standard" style:list-style-name="L2">
      <style:paragraph-properties fo:text-align="justify" style:justify-single-word="false"/>
      <style:text-properties fo:language="zxx" fo:country="none" officeooo:rsid="0046941f" officeooo:paragraph-rsid="0046941f" style:language-asian="zxx" style:country-asian="none" style:language-complex="zxx" style:country-complex="none"/>
    </style:style>
    <style:style style:name="P39" style:family="paragraph" style:parent-style-name="Standard" style:list-style-name="L2">
      <style:paragraph-properties fo:text-align="justify" style:justify-single-word="false"/>
      <style:text-properties fo:language="zxx" fo:country="none" officeooo:rsid="00429996" officeooo:paragraph-rsid="00429996" style:language-asian="zxx" style:country-asian="none" style:language-complex="zxx" style:country-complex="none"/>
    </style:style>
    <style:style style:name="P40" style:family="paragraph" style:parent-style-name="Standard" style:list-style-name="L2">
      <style:paragraph-properties fo:text-align="justify" style:justify-single-word="false"/>
      <style:text-properties fo:language="zxx" fo:country="none" officeooo:rsid="00476c56" officeooo:paragraph-rsid="00476c56" style:language-asian="zxx" style:country-asian="none" style:language-complex="zxx" style:country-complex="none"/>
    </style:style>
    <style:style style:name="P41" style:family="paragraph" style:parent-style-name="Standard" style:list-style-name="L2">
      <style:paragraph-properties fo:text-align="justify" style:justify-single-word="false"/>
      <style:text-properties fo:language="zxx" fo:country="none" officeooo:rsid="0048d39b" officeooo:paragraph-rsid="0048d39b" style:language-asian="zxx" style:country-asian="none" style:language-complex="zxx" style:country-complex="none"/>
    </style:style>
    <style:style style:name="P42" style:family="paragraph" style:parent-style-name="Standard" style:list-style-name="L2">
      <style:paragraph-properties fo:text-align="justify" style:justify-single-word="false"/>
      <style:text-properties fo:language="zxx" fo:country="none" officeooo:rsid="004adc5c" officeooo:paragraph-rsid="004adc5c" style:language-asian="zxx" style:country-asian="none" style:language-complex="zxx" style:country-complex="none"/>
    </style:style>
    <style:style style:name="P43" style:family="paragraph" style:parent-style-name="Standard" style:list-style-name="L2">
      <style:paragraph-properties fo:text-align="justify" style:justify-single-word="false"/>
      <style:text-properties fo:language="zxx" fo:country="none" officeooo:rsid="004b0443" officeooo:paragraph-rsid="004b0443" style:language-asian="zxx" style:country-asian="none" style:language-complex="zxx" style:country-complex="none"/>
    </style:style>
    <style:style style:name="P44" style:family="paragraph" style:parent-style-name="Standard" style:list-style-name="L2">
      <style:paragraph-properties fo:text-align="justify" style:justify-single-word="false"/>
      <style:text-properties fo:language="zxx" fo:country="none" officeooo:rsid="00519d10" officeooo:paragraph-rsid="00519d10" style:language-asian="zxx" style:country-asian="none" style:language-complex="zxx" style:country-complex="none"/>
    </style:style>
    <style:style style:name="P45" style:family="paragraph" style:parent-style-name="Standard" style:list-style-name="L2">
      <style:paragraph-properties fo:text-align="justify" style:justify-single-word="false"/>
      <style:text-properties fo:language="zxx" fo:country="none" officeooo:rsid="00519d10" officeooo:paragraph-rsid="0051fb69" style:language-asian="zxx" style:country-asian="none" style:language-complex="zxx" style:country-complex="none"/>
    </style:style>
    <style:style style:name="P46" style:family="paragraph" style:parent-style-name="Standard" style:list-style-name="L2">
      <style:paragraph-properties fo:text-align="justify" style:justify-single-word="false"/>
      <style:text-properties fo:language="zxx" fo:country="none" officeooo:rsid="0051fb69" officeooo:paragraph-rsid="0051fb69" style:language-asian="zxx" style:country-asian="none" style:language-complex="zxx" style:country-complex="none"/>
    </style:style>
    <style:style style:name="P47" style:family="paragraph" style:parent-style-name="Standard" style:list-style-name="L1">
      <style:paragraph-properties fo:text-align="justify" style:justify-single-word="false"/>
      <style:text-properties officeooo:paragraph-rsid="0097d604"/>
    </style:style>
    <style:style style:name="P48" style:family="paragraph" style:parent-style-name="Standard" style:list-style-name="L2">
      <style:paragraph-properties fo:text-align="justify" style:justify-single-word="false"/>
      <style:text-properties officeooo:paragraph-rsid="0040bf72"/>
    </style:style>
    <style:style style:name="P49" style:family="paragraph" style:parent-style-name="Standard">
      <style:paragraph-properties fo:text-align="justify" style:justify-single-word="false"/>
      <style:text-properties officeooo:rsid="009707f0" officeooo:paragraph-rsid="009707f0"/>
    </style:style>
    <style:style style:name="P50" style:family="paragraph" style:parent-style-name="Standard" style:list-style-name="L1">
      <style:paragraph-properties fo:text-align="justify" style:justify-single-word="false"/>
      <style:text-properties officeooo:rsid="0097d604" officeooo:paragraph-rsid="0097d604"/>
    </style:style>
    <style:style style:name="P51" style:family="paragraph">
      <style:paragraph-properties fo:text-align="end"/>
    </style:style>
    <style:style style:name="P52" style:family="paragraph">
      <loext:graphic-properties draw:fill="none" draw:fill-color="#ffffff"/>
      <style:paragraph-properties fo:text-align="end"/>
      <style:text-properties style:font-name="Bitstream Vera Sans Mono2" fo:font-size="10pt" style:font-size-asian="10pt" style:font-size-complex="10pt"/>
    </style:style>
    <style:style style:name="P53" style:family="paragraph">
      <style:paragraph-properties fo:margin-left="0.1in" fo:margin-right="0in" fo:text-indent="0in" style:text-autospace="none"/>
    </style:style>
    <style:style style:name="P54" style:family="paragraph">
      <loext:graphic-properties draw:fill="none" draw:fill-color="#ffffff"/>
      <style:paragraph-properties fo:margin-left="0.1in" fo:margin-right="0in" fo:text-indent="0in" style:text-autospace="none"/>
      <style:text-properties style:use-window-font-color="true" loext:opacity="0%" loext:color-lum-mod="100%" loext:color-lum-off="0%" fo:font-size="10pt" style:font-size-asian="10pt" style:font-size-complex="10pt"/>
    </style:style>
    <style:style style:name="P55" style:family="paragraph">
      <style:paragraph-properties style:text-autospace="none"/>
    </style:style>
    <style:style style:name="P56" style:family="paragraph">
      <loext:graphic-properties draw:fill="none" draw:fill-color="#ffffff"/>
      <style:paragraph-properties style:text-autospace="none"/>
      <style:text-properties style:use-window-font-color="true" loext:opacity="0%" loext:color-lum-mod="100%" loext:color-lum-off="0%" fo:font-size="10pt" style:font-size-asian="10pt" style:font-size-complex="10pt"/>
    </style:style>
    <style:style style:name="P57" style:family="paragraph">
      <style:paragraph-properties fo:margin-left="0.1in" fo:margin-right="0in" fo:margin-top="0.0201in" fo:margin-bottom="0in" fo:text-indent="0in" style:text-autospace="none">
        <style:tab-stops/>
      </style:paragraph-properties>
    </style:style>
    <style:style style:name="P58" style:family="paragraph">
      <style:paragraph-properties fo:margin-left="0.1in" fo:margin-right="0in" fo:text-indent="0in" style:text-autospace="none">
        <style:tab-stops/>
      </style:paragraph-properties>
    </style:style>
    <style:style style:name="P59" style:family="paragraph">
      <loext:graphic-properties draw:fill="none" draw:fill-color="#ffffff"/>
      <style:paragraph-properties fo:margin-left="0.1in" fo:margin-right="0in" fo:margin-top="0.0201in" fo:margin-bottom="0in" fo:text-indent="0in" style:text-autospace="none">
        <style:tab-stops/>
      </style:paragraph-properties>
      <style:text-properties style:use-window-font-color="true" loext:opacity="0%" loext:color-lum-mod="100%" loext:color-lum-off="0%" fo:font-size="10pt" style:font-size-asian="10pt" style:font-size-complex="10pt"/>
    </style:style>
    <style:style style:name="T1" style:family="text">
      <style:text-properties officeooo:rsid="0013261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2615" style:font-style-asian="italic" style:font-style-complex="italic"/>
    </style:style>
    <style:style style:name="T4" style:family="text">
      <style:text-properties fo:font-style="italic" officeooo:rsid="003e0dba" style:font-style-asian="italic" style:font-style-complex="italic"/>
    </style:style>
    <style:style style:name="T5" style:family="text">
      <style:text-properties fo:font-style="italic" officeooo:rsid="003e3433" style:font-style-asian="italic" style:font-style-complex="italic"/>
    </style:style>
    <style:style style:name="T6" style:family="text">
      <style:text-properties fo:font-style="italic" officeooo:rsid="003fce49" style:font-style-asian="italic" style:font-style-complex="italic"/>
    </style:style>
    <style:style style:name="T7" style:family="text">
      <style:text-properties fo:font-style="italic" officeooo:rsid="0040e6c2" style:font-style-asian="italic" style:font-style-complex="italic"/>
    </style:style>
    <style:style style:name="T8" style:family="text">
      <style:text-properties fo:font-style="italic" officeooo:rsid="00422cfc" style:font-style-asian="italic" style:font-style-complex="italic"/>
    </style:style>
    <style:style style:name="T9" style:family="text">
      <style:text-properties fo:font-style="italic" officeooo:rsid="0048d39b" style:font-style-asian="italic" style:font-style-complex="italic"/>
    </style:style>
    <style:style style:name="T10" style:family="text">
      <style:text-properties fo:font-style="italic" officeooo:rsid="004adc5c" style:font-style-asian="italic" style:font-style-complex="italic"/>
    </style:style>
    <style:style style:name="T11" style:family="text">
      <style:text-properties fo:font-style="italic" officeooo:rsid="004d88be" style:font-style-asian="italic" style:font-style-complex="italic"/>
    </style:style>
    <style:style style:name="T12" style:family="text">
      <style:text-properties fo:font-style="italic" officeooo:rsid="004f22f2" style:font-style-asian="italic" style:font-style-complex="italic"/>
    </style:style>
    <style:style style:name="T13" style:family="text">
      <style:text-properties fo:font-style="italic" officeooo:rsid="00502820" style:font-style-asian="italic" style:font-style-complex="italic"/>
    </style:style>
    <style:style style:name="T14" style:family="text">
      <style:text-properties fo:font-style="italic" officeooo:rsid="00519d10" style:font-style-asian="italic" style:font-style-complex="italic"/>
    </style:style>
    <style:style style:name="T15" style:family="text">
      <style:text-properties fo:font-style="italic" officeooo:rsid="006a952d" style:font-style-asian="italic" style:font-style-complex="italic"/>
    </style:style>
    <style:style style:name="T16" style:family="text">
      <style:text-properties fo:font-style="italic" officeooo:rsid="006a7767" style:font-style-asian="italic" style:font-style-complex="italic"/>
    </style:style>
    <style:style style:name="T17" style:family="text">
      <style:text-properties fo:font-style="italic" officeooo:rsid="00476c56" style:font-style-asian="italic" style:font-style-complex="italic"/>
    </style:style>
    <style:style style:name="T18" style:family="text">
      <style:text-properties fo:font-style="italic" officeooo:rsid="00735d48" style:font-style-asian="italic" style:font-style-complex="italic"/>
    </style:style>
    <style:style style:name="T19" style:family="text">
      <style:text-properties fo:font-style="italic" officeooo:rsid="0076a757" style:font-style-asian="italic" style:font-style-complex="italic"/>
    </style:style>
    <style:style style:name="T20" style:family="text">
      <style:text-properties fo:font-style="italic" officeooo:rsid="008235c7" style:font-style-asian="italic" style:font-style-complex="italic"/>
    </style:style>
    <style:style style:name="T21" style:family="text">
      <style:text-properties fo:font-style="italic" style:text-underline-style="none" officeooo:rsid="003e0dba" style:font-style-asian="italic" style:font-style-complex="italic"/>
    </style:style>
    <style:style style:name="T22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3" style:family="text">
      <style:text-properties fo:color="#000080" loext:opacity="100%" fo:language="zxx" fo:country="none" style:text-underline-style="solid" style:text-underline-width="auto" style:text-underline-color="font-color" officeooo:rsid="00132615" style:language-asian="zxx" style:country-asian="none" style:language-complex="zxx" style:country-complex="none"/>
    </style:style>
    <style:style style:name="T24" style:family="text">
      <style:text-properties fo:color="#000080" loext:opacity="100%" fo:language="zxx" fo:country="none" style:text-underline-style="solid" style:text-underline-width="auto" style:text-underline-color="font-color" officeooo:rsid="0051fb69" style:language-asian="zxx" style:country-asian="none" style:language-complex="zxx" style:country-complex="none"/>
    </style:style>
    <style:style style:name="T25" style:family="text">
      <style:text-properties fo:color="#000080" loext:opacity="100%" fo:language="zxx" fo:country="none" style:text-underline-style="solid" style:text-underline-width="auto" style:text-underline-color="font-color" officeooo:rsid="006a7767" style:language-asian="zxx" style:country-asian="none" style:language-complex="zxx" style:country-complex="none"/>
    </style:style>
    <style:style style:name="T26" style:family="text">
      <style:text-properties fo:color="#000080" loext:opacity="100%" fo:language="zxx" fo:country="none" style:text-underline-style="solid" style:text-underline-width="auto" style:text-underline-color="font-color" officeooo:rsid="0097d604" style:language-asian="zxx" style:country-asian="none" style:language-complex="zxx" style:country-complex="none"/>
    </style:style>
    <style:style style:name="T27" style:family="text">
      <style:text-properties officeooo:rsid="003cba96"/>
    </style:style>
    <style:style style:name="T28" style:family="text">
      <style:text-properties officeooo:rsid="003d2e19"/>
    </style:style>
    <style:style style:name="T29" style:family="text">
      <style:text-properties officeooo:rsid="003e0dba"/>
    </style:style>
    <style:style style:name="T30" style:family="text">
      <style:text-properties officeooo:rsid="003e3433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3e3433" style:font-style-asian="normal" style:font-style-complex="normal"/>
    </style:style>
    <style:style style:name="T33" style:family="text">
      <style:text-properties fo:font-style="normal" officeooo:rsid="0048d39b" style:font-style-asian="normal" style:font-style-complex="normal"/>
    </style:style>
    <style:style style:name="T34" style:family="text">
      <style:text-properties fo:font-style="normal" officeooo:rsid="004adc5c" style:font-style-asian="normal" style:font-style-complex="normal"/>
    </style:style>
    <style:style style:name="T35" style:family="text">
      <style:text-properties fo:font-style="normal" officeooo:rsid="004b0443" style:font-style-asian="normal" style:font-style-complex="normal"/>
    </style:style>
    <style:style style:name="T36" style:family="text">
      <style:text-properties fo:font-style="normal" officeooo:rsid="004d88be" style:font-style-asian="normal" style:font-style-complex="normal"/>
    </style:style>
    <style:style style:name="T37" style:family="text">
      <style:text-properties fo:font-style="normal" officeooo:rsid="004f22f2" style:font-style-asian="normal" style:font-style-complex="normal"/>
    </style:style>
    <style:style style:name="T38" style:family="text">
      <style:text-properties fo:font-style="normal" officeooo:rsid="00502820" style:font-style-asian="normal" style:font-style-complex="normal"/>
    </style:style>
    <style:style style:name="T39" style:family="text">
      <style:text-properties fo:font-style="normal" officeooo:rsid="006a7767" style:font-style-asian="normal" style:font-style-complex="normal"/>
    </style:style>
    <style:style style:name="T40" style:family="text">
      <style:text-properties fo:font-style="normal" officeooo:rsid="006a952d" style:font-style-asian="normal" style:font-style-complex="normal"/>
    </style:style>
    <style:style style:name="T41" style:family="text">
      <style:text-properties fo:font-style="normal" fo:font-weight="bold" officeooo:rsid="003e3433" style:font-style-asian="normal" style:font-weight-asian="bold" style:font-style-complex="normal" style:font-weight-complex="bold"/>
    </style:style>
    <style:style style:name="T42" style:family="text">
      <style:text-properties officeooo:rsid="003fce49"/>
    </style:style>
    <style:style style:name="T43" style:family="text">
      <style:text-properties officeooo:rsid="0040bf72"/>
    </style:style>
    <style:style style:name="T44" style:family="text">
      <style:text-properties officeooo:rsid="0040e6c2"/>
    </style:style>
    <style:style style:name="T45" style:family="text">
      <style:text-properties officeooo:rsid="00422cfc"/>
    </style:style>
    <style:style style:name="T46" style:family="text">
      <style:text-properties officeooo:rsid="00470a19"/>
    </style:style>
    <style:style style:name="T47" style:family="text">
      <style:text-properties officeooo:rsid="00476c56"/>
    </style:style>
    <style:style style:name="T48" style:family="text">
      <style:text-properties officeooo:rsid="0048d39b"/>
    </style:style>
    <style:style style:name="T49" style:family="text">
      <style:text-properties officeooo:rsid="00502820"/>
    </style:style>
    <style:style style:name="T50" style:family="text">
      <style:text-properties officeooo:rsid="00519d10"/>
    </style:style>
    <style:style style:name="T51" style:family="text">
      <style:text-properties officeooo:rsid="006a7767"/>
    </style:style>
    <style:style style:name="T52" style:family="text">
      <style:text-properties officeooo:rsid="006a952d"/>
    </style:style>
    <style:style style:name="T53" style:family="text">
      <style:text-properties officeooo:rsid="006affd1"/>
    </style:style>
    <style:style style:name="T54" style:family="text">
      <style:text-properties officeooo:rsid="00775630"/>
    </style:style>
    <style:style style:name="T55" style:family="text">
      <style:text-properties officeooo:rsid="007a2d6c"/>
    </style:style>
    <style:style style:name="T56" style:family="text">
      <style:text-properties fo:language="zxx" fo:country="none" style:language-asian="zxx" style:country-asian="none" style:language-complex="zxx" style:country-complex="none"/>
    </style:style>
    <style:style style:name="T57" style:family="text">
      <style:text-properties fo:language="zxx" fo:country="none" officeooo:rsid="00132615" style:language-asian="zxx" style:country-asian="none" style:language-complex="zxx" style:country-complex="none"/>
    </style:style>
    <style:style style:name="T58" style:family="text">
      <style:text-properties fo:language="zxx" fo:country="none" officeooo:rsid="0051fb69" style:language-asian="zxx" style:country-asian="none" style:language-complex="zxx" style:country-complex="none"/>
    </style:style>
    <style:style style:name="T59" style:family="text">
      <style:text-properties fo:language="zxx" fo:country="none" officeooo:rsid="003fce49" style:language-asian="zxx" style:country-asian="none" style:language-complex="zxx" style:country-complex="none"/>
    </style:style>
    <style:style style:name="T60" style:family="text">
      <style:text-properties fo:language="zxx" fo:country="none" officeooo:rsid="0097d604" style:language-asian="zxx" style:country-asian="none" style:language-complex="zxx" style:country-complex="none"/>
    </style:style>
    <style:style style:name="T61" style:family="text">
      <style:text-properties fo:language="zxx" fo:country="none" fo:font-style="italic" officeooo:rsid="003fce49" style:language-asian="zxx" style:country-asian="none" style:font-style-asian="italic" style:language-complex="zxx" style:country-complex="none" style:font-style-complex="italic"/>
    </style:style>
    <style:style style:name="T62" style:family="text">
      <style:text-properties fo:font-size="14pt" fo:language="zxx" fo:country="none" fo:font-weight="bold" officeooo:rsid="003505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3" style:family="text">
      <style:text-properties fo:font-size="14pt" fo:language="zxx" fo:country="none" fo:font-weight="bold" officeooo:rsid="0081095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4" style:family="text">
      <style:text-properties fo:font-size="14pt" fo:language="en" fo:country="US" fo:font-weight="bold" officeooo:rsid="00992f9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5" style:family="text">
      <style:text-properties officeooo:rsid="008235c7"/>
    </style:style>
    <style:style style:name="T66" style:family="text">
      <style:text-properties officeooo:rsid="0097d604"/>
    </style:style>
    <style:style style:name="T67" style:family="text">
      <style:text-properties style:rfc-language-tag="sr-Latn-RS" fo:language="sr" fo:script="Latn" fo:country="RS" style:language-asian="zxx" style:country-asian="none" style:language-complex="zxx" style:country-complex="none"/>
    </style:style>
    <style:style style:name="T68" style:family="text">
      <style:text-properties fo:language="en" fo:country="US" officeooo:rsid="0097d604" style:language-asian="zxx" style:country-asian="none" style:language-complex="zxx" style:country-complex="none"/>
    </style:style>
    <style:style style:name="T69" style:family="text">
      <style:text-properties style:font-name="Bitstream Vera Sans Mono2" fo:font-size="10pt" style:font-size-asian="10pt" style:font-size-complex="10pt"/>
    </style:style>
    <style:style style:name="T70" style:family="text">
      <style:text-properties style:use-window-font-color="true" loext:opacity="0%" style:font-name="Bitstream Vera Sans Mono" fo:font-size="10pt" style:font-name-asian="Bitstream Vera Sans Mono" style:font-size-asian="10pt" style:font-name-complex="Bitstream Vera Sans Mono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6.6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3.3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5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4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6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6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1.6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000000" draw:fill="none" draw:fill-color="#ffffff" fo:min-height="1.6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2">NTP 20</text:span><text:span text:style-name="T63">2</text:span><text:span text:style-name="T64">3</text:span><text:span text:style-name="T62">/202</text:span><text:span text:style-name="T64">4</text:span></text:p>
      <text:p text:style-name="P10"/>
      <text:p text:style-name="P10">Vežb<text:span text:style-name="T27">a</text:span> <text:span text:style-name="T53">2</text:span></text:p>
      <text:p text:style-name="P6"/>
      <text:p text:style-name="P2"><text:span text:style-name="T1">U drugom terminu vežbi koje se tiču naprednih koncepata programskog jezika </text:span><text:span text:style-name="T3">Python</text:span><text:span text:style-name="T1">, studenti bi trebalo da se upoznaju sa sledećim tematskim celinama samostalno proučavajući dolenavedene materijale:</text:span></text:p>
      <text:list xml:id="list1250189235" text:style-name="L1">
        <text:list-item>
          <text:p text:style-name="P12"><text:span text:style-name="T66">Profesorova prezentacija </text:span>(53-88)</text:p>
        </text:list-item>
        <text:list-item>
          <text:p text:style-name="P12">Programski kodovi koji dodatno objašnjavaju sledeće koncepata programskog jezika Python:</text:p>
          <text:list>
            <text:list-item>
              <text:p text:style-name="P22">c<text:span text:style-name="T28">ollections</text:span></text:p>
              <text:list>
                <text:list-item>
                  <text:p text:style-name="P50">modul examples/hpc_kolekcije.py</text:p>
                </text:list-item>
              </text:list>
            </text:list-item>
            <text:list-item>
              <text:p text:style-name="P23">V<text:span text:style-name="T43">išetruko nasleđivanje</text:span></text:p>
              <text:list>
                <text:list-item>
                  <text:p text:style-name="P47"><text:span text:style-name="T60">modul examples/visestruko_nasledjivanje.py</text:span></text:p>
                </text:list-item>
              </text:list>
            </text:list-item>
            <text:list-item>
              <text:p text:style-name="P24">M<text:span text:style-name="T46">etaklase</text:span></text:p>
              <text:list>
                <text:list-item>
                  <text:p text:style-name="P47"><text:span text:style-name="T60">modul examples/metaklase.py</text:span></text:p>
                </text:list-item>
              </text:list>
            </text:list-item>
            <text:list-item>
              <text:p text:style-name="P24">K<text:span text:style-name="T46">onkurentno i paralelno programiranje</text:span></text:p>
              <text:list>
                <text:list-item>
                  <text:p text:style-name="P50"><text:span text:style-name="T56">paket examples/konkurentno_programiranje</text:span></text:p>
                </text:list-item>
              </text:list>
            </text:list-item>
          </text:list>
        </text:list-item>
        <text:list-item>
          <text:p text:style-name="P50"><text:span text:style-name="T56">Posebno obratiti pa</text:span><text:span text:style-name="T67">žnju na pregled.md dokument u paketu konkurentnog programiranja.</text:span></text:p>
        </text:list-item>
      </text:list>
      <text:p text:style-name="P49"><text:span text:style-name="T22"/></text:p>
      <text:list xml:id="list195147141497375" text:continue-numbering="true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9">Zadaci za samostalni rad</text:p>
      <text:p text:style-name="P9"/>
      <text:p text:style-name="P7">Nakon prolaska kroz gorenavedene materijale, ali i uz dodatno samostalno istraživanje, potrebno je uraditi sledeće zadatke (teorijske i praktične):</text:p>
      <text:list xml:id="list1387864001" text:style-name="L2">
        <text:list-item>
          <text:p text:style-name="P32">U č<text:span text:style-name="T29">emu je razlika između kolekcije </text:span><text:span text:style-name="T4">OrderDict</text:span><text:span text:style-name="T29"> i </text:span><text:span text:style-name="T21">dict</text:span><text:span text:style-name="T29">?</text:span></text:p>
        </text:list-item>
        <text:list-item>
          <text:p text:style-name="P32">Š<text:span text:style-name="T29">ta </text:span><text:span text:style-name="T4">defaultdict</text:span><text:span text:style-name="T29"> prima kao parametar prilikom instanciranja?</text:span></text:p>
        </text:list-item>
        <text:list-item>
          <text:p text:style-name="P33">Koja kolekcija dosta podseća na <text:span text:style-name="T2">C</text:span>-ovsku strukturu? <text:span text:style-name="T51">Navesti primer njene upotrebe.</text:span></text:p>
        </text:list-item>
        <text:list-item>
          <text:p text:style-name="P34">Funkcija <text:span text:style-name="T2">most_common_word</text:span><text:span text:style-name="T6">s</text:span> prima 2 parametra:</text:p>
        </text:list-item>
      </text:list>
      <text:list text:style-name="L3">
        <text:list-item>
          <text:p text:style-name="P26"><text:span text:style-name="T5">text</text:span><text:span text:style-name="T30"> – tekst (</text:span><text:span text:style-name="T5">string</text:span><text:span text:style-name="T30">) u kome prebrojava reči</text:span></text:p>
        </text:list-item>
        <text:list-item>
          <text:p text:style-name="P26"><text:span text:style-name="T5">n </text:span><text:span text:style-name="T32">– prirodan broj.</text:span></text:p>
        </text:list-item>
      </text:list>
      <text:p text:style-name="P1"><text:span text:style-name="T32"><text:tab/>Ova funkcija treba da u jednom iskazu odredi </text:span><text:span text:style-name="T5">n</text:span><text:span text:style-name="T32"> reči koje se najčešće javljaju u tekstu. Funkcija <text:tab/>treba da vrati listu reči, ali ne i koliko puta se svaka od njih pojavljuje.</text:span></text:p>
      <text:p text:style-name="P1"><text:span text:style-name="T32"><text:tab/></text:span><text:span text:style-name="T41">Napomena</text:span><text:span text:style-name="T32">: Iskazi u kojima se </text:span><text:span text:style-name="T5">import-</text:span><text:span text:style-name="T32">uju </text:span><text:span text:style-name="T39">bublioteke koje dolaze sa standardnom </text:span><text:span text:style-name="T16">Python</text:span><text:span text:style-name="T39"> <text:tab/>implementacijom </text:span><text:span text:style-name="T32">se ne računaju.</text:span></text:p>
      <text:list xml:id="list195147132728060" text:continue-list="list1387864001" text:style-name="L2">
        <text:list-item>
          <text:p text:style-name="P35">Š<text:span text:style-name="T42">ta je </text:span><text:span text:style-name="T6">Big O</text:span><text:span text:style-name="T42"> notacija? </text:span></text:p>
        </text:list-item>
        <text:list-item>
          <text:p text:style-name="P48"><text:span text:style-name="T59">Koja je vremenska kompleksnost dodavanja elementa na početak liste, a kolika na početak kolekcije </text:span><text:span text:style-name="T61">deque</text:span><text:span text:style-name="T59">? Obratiti pažnju na funkciju </text:span><text:span text:style-name="T68">deque_primer</text:span><text:span text:style-name="T59">.</text:span></text:p>
        </text:list-item>
        <text:list-item>
          <text:p text:style-name="P36">Š<text:span text:style-name="T44">ta je </text:span><text:span text:style-name="T7">Diamond</text:span><text:span text:style-name="T44"> problem u kontekstu višestrukog nasleđivanja?</text:span></text:p>
        </text:list-item>
        <text:list-item>
          <text:p text:style-name="P36"><text:span text:style-name="T65">K</text:span><text:span text:style-name="T44">ako se </text:span><text:span text:style-name="T20">Diamond</text:span><text:span text:style-name="T65"> problem </text:span><text:span text:style-name="T44">rešava u </text:span><text:span text:style-name="T7">Python</text:span><text:span text:style-name="T44"> programskom jeziku?</text:span></text:p>
        </text:list-item>
        <text:list-item>
          <text:p text:style-name="P38">Navesti dva pravila <text:span text:style-name="T2">MRO</text:span>-a?</text:p>
        </text:list-item>
        <text:list-item>
          <text:p text:style-name="P37">Š<text:span text:style-name="T45">ta predstavlja </text:span><text:span text:style-name="T8">super</text:span><text:span text:style-name="T45"> u programskom jeziku Python?</text:span></text:p>
        </text:list-item>
        <text:list-item>
          <text:p text:style-name="P27"><text:span text:style-name="T45">Da li programski jezik </text:span><text:span text:style-name="T8">Java</text:span><text:span text:style-name="T45"> nativno podržava višestruko nasleđivanje? Kako se ono realizuje?</text:span></text:p>
        </text:list-item>
      </text:list>
      <text:p text:style-name="P8"/>
      <text:list xml:id="list195146106565952" text:continue-numbering="true" text:style-name="L2">
        <text:list-item>
          <text:p text:style-name="P39">Na osnovu dolenavedenog isečka koda odrediti <text:span text:style-name="T2">MRO</text:span> lanac koji odgovara klasi <text:span text:style-name="T2">F</text:span>.</text:p>
        </text:list-item>
      </text:list>
      <text:p text:style-name="P3"><draw:frame text:anchor-type="paragraph" draw:z-index="0" draw:name="Shape1" draw:style-name="gr8" draw:text-style-name="P59" svg:width="1.448in" svg:height="1.6476in" svg:x="1.3272in" svg:y="0.0827in"><draw:text-box><text:p text:style-name="P57"><text:span text:style-name="T70"/></text:p><text:p text:style-name="P57"><text:span text:style-name="T70">class A:</text:span><text:span text:style-name="T70"><text:line-break/></text:span><text:span text:style-name="T70"> <text:s text:c="3"/>pass</text:span><text:span text:style-name="T70"><text:line-break/></text:span><text:span text:style-name="T70"/></text:p><text:p text:style-name="P58"><text:span text:style-name="T70">class B(A):</text:span><text:span text:style-name="T70"><text:line-break/></text:span><text:span text:style-name="T70"> <text:s text:c="3"/>pass</text:span></text:p><text:p text:style-name="P58"><text:span text:style-name="T70"/></text:p><text:p text:style-name="P58"><text:span text:style-name="T70">class C(A):</text:span><text:span text:style-name="T70"><text:line-break/></text:span><text:span text:style-name="T70"> <text:s text:c="3"/>pass</text:span></text:p></draw:text-box></draw:frame><draw:frame text:anchor-type="paragraph" draw:z-index="3" draw:name="Shape2" draw:style-name="gr5" draw:text-style-name="P52" svg:width="0.2406in" svg:height="1.6189in" svg:x="3.6256in" svg:y="0.0638in"><draw:text-box><text:p text:style-name="P51"><text:span text:style-name="T69">11</text:span></text:p><text:p text:style-name="P51"><text:span text:style-name="T69">12</text:span></text:p><text:p text:style-name="P51"><text:span text:style-name="T69">13</text:span></text:p><text:p text:style-name="P51"><text:span text:style-name="T69">14</text:span></text:p><text:p text:style-name="P51"><text:span text:style-name="T69">15</text:span></text:p><text:p text:style-name="P51"><text:span text:style-name="T69">16</text:span></text:p><text:p text:style-name="P51"><text:span text:style-name="T69">17</text:span></text:p><text:p text:style-name="P51"><text:span text:style-name="T69">18</text:span></text:p><text:p text:style-name="P51"><text:span text:style-name="T69">19</text:span></text:p><text:p text:style-name="P51"><text:span text:style-name="T69">20</text:span></text:p></draw:text-box></draw:frame><draw:frame text:anchor-type="paragraph" draw:z-index="2" draw:name="Shape2" draw:style-name="gr6" draw:text-style-name="P52" svg:width="0.1795in" svg:height="1.6394in" svg:x="1.0819in" svg:y="0.0909in"><draw:text-box><text:p text:style-name="P51"><text:span text:style-name="T69">1</text:span></text:p><text:p text:style-name="P51"><text:span text:style-name="T69">2</text:span></text:p><text:p text:style-name="P51"><text:span text:style-name="T69">3</text:span></text:p><text:p text:style-name="P51"><text:span text:style-name="T69">4</text:span></text:p><text:p text:style-name="P51"><text:span text:style-name="T69">5</text:span></text:p><text:p text:style-name="P51"><text:span text:style-name="T69">6</text:span></text:p><text:p text:style-name="P51"><text:span text:style-name="T69">7</text:span></text:p><text:p text:style-name="P51"><text:span text:style-name="T69">8</text:span></text:p><text:p text:style-name="P51"><text:span text:style-name="T69">9</text:span></text:p><text:p text:style-name="P51"><text:span text:style-name="T69">10</text:span></text:p></draw:text-box></draw:frame><draw:frame text:anchor-type="paragraph" draw:z-index="1" draw:name="Shape1" draw:style-name="gr7" draw:text-style-name="P56" svg:width="1.7043in" svg:height="1.6189in" svg:x="3.9335in" svg:y="0.0638in"><draw:text-box><text:p text:style-name="P55"><text:span text:style-name="T70"/></text:p><text:p text:style-name="P53"><text:span text:style-name="T70">class D(B, C):</text:span><text:span text:style-name="T70"><text:line-break/></text:span><text:span text:style-name="T70"> <text:s text:c="3"/>pass</text:span><text:span text:style-name="T70"><text:line-break/></text:span><text:span text:style-name="T70"><text:line-break/></text:span><text:span text:style-name="T70">class E(B, C):</text:span><text:span text:style-name="T70"><text:line-break/></text:span><text:span text:style-name="T70"> <text:s text:c="3"/>pass</text:span><text:span text:style-name="T70"><text:line-break/></text:span><text:span text:style-name="T70"><text:line-break/></text:span><text:span text:style-name="T70">class F(E, D):</text:span><text:span text:style-name="T70"><text:line-break/></text:span><text:span text:style-name="T70"> <text:s text:c="3"/>pass</text:span><text:span text:style-name="T70"><text:line-break/></text:span><text:span text:style-name="T70"/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5147495340498" text:continue-numbering="true" text:style-name="L2">
        <text:list-header>
          <text:p text:style-name="P35"/>
        </text:list-header>
        <text:list-item>
          <text:p text:style-name="P35"><text:span text:style-name="T47">Da li su klase objekti u programskom jeziku </text:span><text:span text:style-name="T17">Python</text:span><text:span text:style-name="T47">?</text:span></text:p>
        </text:list-item>
        <text:list-item>
          <text:p text:style-name="P40">Ko je zadužen za kreiranje klasa?</text:p>
        </text:list-item>
        <text:list-item>
          <text:p text:style-name="P28"><text:span text:style-name="T48">Za šta se sve koristi </text:span><text:span text:style-name="T9">type</text:span><text:span text:style-name="T33"> u </text:span><text:span text:style-name="T18">P</text:span><text:span text:style-name="T9">ython</text:span><text:span text:style-name="T33"> programskom jeziku? Navesti primere.</text:span></text:p>
        </text:list-item>
        <text:list-item>
          <text:p text:style-name="P41"><text:span text:style-name="T31">Za šta je </text:span><text:span text:style-name="T2">class</text:span><text:span text:style-name="T31"> lepša sintaksa (engl. </text:span><text:span text:style-name="T2">syntactic sugar</text:span><text:span text:style-name="T31">)? Navesti primer.</text:span></text:p>
        </text:list-item>
        <text:list-item>
          <text:p text:style-name="P41"><text:span text:style-name="T31">Š</text:span><text:span text:style-name="T34">ta su </text:span><text:span text:style-name="T10">callback</text:span><text:span text:style-name="T34"> funkcije? </text:span></text:p>
        </text:list-item>
        <text:list-item>
          <text:p text:style-name="P42"><text:span text:style-name="T31">Koja je razlika između </text:span><text:span text:style-name="T2">preemptive</text:span><text:span text:style-name="T31"> i </text:span><text:span text:style-name="T2">non-preemptive</text:span><text:span text:style-name="T31"> </text:span><text:span text:style-name="T2">multitasking</text:span><text:span text:style-name="T31">-a?</text:span></text:p>
        </text:list-item>
        <text:list-item>
          <text:p text:style-name="P13">Šta su korutine (u programskom jeziku <text:span text:style-name="T2">Python</text:span>)?</text:p>
        </text:list-item>
        <text:list-item>
          <text:p text:style-name="P42"><text:span text:style-name="T31">Šta je “pumpa događaja” (engl. </text:span><text:span text:style-name="T2">event loop</text:span><text:span text:style-name="T31">)?</text:span></text:p>
        </text:list-item>
        <text:list-item>
          <text:p text:style-name="P14">Šta je asinhrono programiranje?</text:p>
        </text:list-item>
        <text:list-item>
          <text:p text:style-name="P42"><text:span text:style-name="T31">Š</text:span><text:span text:style-name="T35">ta je konkurentno programiranje?</text:span></text:p>
        </text:list-item>
        <text:list-item>
          <text:p text:style-name="P15">Šta je paralelno programiranje?</text:p>
        </text:list-item>
        <text:list-item>
          <text:p text:style-name="P14">Koja je razlika između konkurentnog i paralelnog programiranja?</text:p>
        </text:list-item>
        <text:list-item>
          <text:p text:style-name="P14">Šta je proces?</text:p>
        </text:list-item>
        <text:list-item>
          <text:p text:style-name="P14">Šta je nit?</text:p>
        </text:list-item>
        <text:list-item>
          <text:p text:style-name="P14">Koja je razlika između procesa i niti?</text:p>
        </text:list-item>
        <text:list-item>
          <text:p text:style-name="P17">Kako komuniciraju niti, a kako procesi?</text:p>
        </text:list-item>
        <text:list-item>
          <text:p text:style-name="P18">Koja je razlika između generatora i korutine?</text:p>
        </text:list-item>
        <text:list-item>
          <text:p text:style-name="P18">Da li se generatori u programskom jeziku <text:span text:style-name="T2">Python</text:span> mogu ulančavati? Ukoliko mogu, navesti primer, u suprotnom navesti razlog zašto ne. </text:p>
        </text:list-item>
        <text:list-item>
          <text:p text:style-name="P43"><text:span text:style-name="T31">Š</text:span><text:span text:style-name="T36">ta je profajler (engl. </text:span><text:span text:style-name="T40">p</text:span><text:span text:style-name="T11">rofiler</text:span><text:span text:style-name="T36">)?</text:span></text:p>
        </text:list-item>
        <text:list-item>
          <text:p text:style-name="P19">Šta je <text:span text:style-name="T2">GIL</text:span> u programskom jeziku <text:span text:style-name="T2">Python</text:span>?</text:p>
        </text:list-item>
        <text:list-item>
          <text:p text:style-name="P29"><text:span text:style-name="T37">Koliko niti može istovremeno da izvršava kod u jednom </text:span><text:span text:style-name="T12">Python</text:span><text:span text:style-name="T37"> procesu? Zašto?</text:span></text:p>
        </text:list-item>
        <text:list-item>
          <text:p text:style-name="P30"><text:span text:style-name="T37">Š</text:span><text:span text:style-name="T38">ta je </text:span><text:span text:style-name="T13">race condition</text:span><text:span text:style-name="T38">? Navesti primer.</text:span></text:p>
        </text:list-item>
        <text:list-item>
          <text:p text:style-name="P31"><text:span text:style-name="T35">Š</text:span><text:span text:style-name="T37">ta je trka do podatak</text:span><text:span text:style-name="T40">a</text:span><text:span text:style-name="T37"> (engl. </text:span><text:span text:style-name="T12">data race</text:span><text:span text:style-name="T37">)? </text:span><text:span text:style-name="T38">Navesti primer.</text:span></text:p>
        </text:list-item>
        <text:list-item>
          <text:p text:style-name="P20">Šta je štetno preplitanje? Navesti primer.</text:p>
        </text:list-item>
        <text:list-item>
          <text:p text:style-name="P43"><text:span text:style-name="T31">Š</text:span><text:span text:style-name="T38">ta je </text:span><text:span text:style-name="T13">deadlock</text:span><text:span text:style-name="T38">? Navesti primer.</text:span></text:p>
        </text:list-item>
        <text:list-item>
          <text:p text:style-name="P16">D<text:span text:style-name="T49">a li se kod asinhronog programiranja javlja problem štetnog preplitanja? Zašto?</text:span></text:p>
        </text:list-item>
        <text:list-item>
          <text:p text:style-name="P21">U čemu je razlika između <text:span text:style-name="T2">I/O Bound</text:span> i <text:span text:style-name="T2">CPU Bound</text:span> programa?</text:p>
        </text:list-item>
        <text:list-item>
          <text:p text:style-name="P16">N<text:span text:style-name="T49">a koje je sve načine moguće optimizovati </text:span><text:span text:style-name="T13">I/O Bound</text:span><text:span text:style-name="T49"> programe u programskom jeziku </text:span><text:span text:style-name="T13">Python</text:span><text:span text:style-name="T49">? Koji je od njih najbolji i zašto?</text:span></text:p>
        </text:list-item>
        <text:list-item>
          <text:p text:style-name="P17">Na koje sve načine je moguće optimizovati <text:span text:style-name="T2">CPU Bound</text:span> programe u programskom jeziku <text:span text:style-name="T2">Python</text:span>? Koji je od njih najbolji i zašto?</text:p>
        </text:list-item>
        <text:list-item>
          <text:p text:style-name="P30">Š<text:span text:style-name="T50">ta će se desiti ukoliko se prilikom asinhronog programiranja koriste zadaci koji nisu kooperativni (ne komuniciraju sa e</text:span><text:span text:style-name="T14">vent </text:span><text:span text:style-name="T15">l</text:span><text:span text:style-name="T14">oop</text:span><text:span text:style-name="T50">-om)?</text:span></text:p>
        </text:list-item>
        <text:list-item>
          <text:p text:style-name="P44">Šta je jako, a šta slabo skaliranje?</text:p>
        </text:list-item>
        <text:list-item>
          <text:p text:style-name="P44">Prilikom paralelizacije <text:span text:style-name="T2">CPU Bound </text:span><text:span text:style-name="T31">programa </text:span><text:span text:style-name="T15">multiprocessing</text:span><text:span text:style-name="T40"> bibliotekom</text:span>, na koji način se bira broj procesa? Šta sve treba uzeti u obzir prilikom razmatranja?</text:p>
        </text:list-item>
        <text:list-item>
          <text:p text:style-name="P44"><text:soft-page-break/>Dat je sledeći isečak koda. </text:p>
          <text:list>
            <text:list-item>
              <text:p text:style-name="P44">Da li je navedeni program <text:span text:style-name="T2">I/O </text:span><text:span text:style-name="T19">Bound</text:span> ili <text:span text:style-name="T2">CPU Bound</text:span>?</text:p>
            </text:list-item>
            <text:list-item>
              <text:p text:style-name="P46">Označiti neoptimalan deo koda.</text:p>
            </text:list-item>
            <text:list-item>
              <text:p text:style-name="P46">Na koj<text:span text:style-name="T54">e</text:span> se sve način<text:span text:style-name="T52">e</text:span> dati programski kod može optimizovati?</text:p>
            </text:list-item>
            <text:list-item>
              <text:p text:style-name="P46">Implementirati optimalan ekvivalentni programski kod.</text:p>
            </text:list-item>
          </text:list>
        </text:list-item>
      </text:list>
      <text:p text:style-name="P5"/>
      <text:p text:style-name="P5"><draw:frame text:anchor-type="paragraph" draw:z-index="4" draw:name="Shape1" draw:style-name="gr4" draw:text-style-name="P54" svg:width="5.737in" svg:height="4.3685in" svg:x="0.8362in" svg:y="0.0543in"><draw:text-box><text:p text:style-name="P53"><text:span text:style-name="T70"/></text:p><text:p text:style-name="P53"><text:span text:style-name="T70">import time</text:span></text:p><text:p text:style-name="P53"><text:span text:style-name="T70"/></text:p><text:p text:style-name="P53"><text:span text:style-name="T70">import requests</text:span></text:p><text:p text:style-name="P53"><text:span text:style-name="T70"/></text:p><text:p text:style-name="P53"><text:span text:style-name="T70"/></text:p><text:p text:style-name="P53"><text:span text:style-name="T70">def download_site(url, session):</text:span></text:p><text:p text:style-name="P53"><text:span text:style-name="T70"><text:s text:c="4"/></text:span><text:span text:style-name="T70">with session.get(url) as response:</text:span></text:p><text:p text:style-name="P53"><text:span text:style-name="T70"><text:s text:c="8"/></text:span><text:span text:style-name="T70">print(f"Read {len(response.content)} from {url}")</text:span></text:p><text:p text:style-name="P53"><text:span text:style-name="T70"/></text:p><text:p text:style-name="P53"><text:span text:style-name="T70"/></text:p><text:p text:style-name="P53"><text:span text:style-name="T70">def download_all_sites(sites):</text:span></text:p><text:p text:style-name="P53"><text:span text:style-name="T70"><text:s text:c="4"/></text:span><text:span text:style-name="T70">with requests.Session() as session:</text:span></text:p><text:p text:style-name="P53"><text:span text:style-name="T70"><text:s text:c="8"/></text:span><text:span text:style-name="T70">for url in sites:</text:span></text:p><text:p text:style-name="P53"><text:span text:style-name="T70"><text:s text:c="12"/></text:span><text:span text:style-name="T70">download_site(url, session)</text:span></text:p><text:p text:style-name="P53"><text:span text:style-name="T70"/></text:p><text:p text:style-name="P53"><text:span text:style-name="T70"/></text:p><text:p text:style-name="P53"><text:span text:style-name="T70">if __name__ == "__main__":</text:span></text:p><text:p text:style-name="P53"><text:span text:style-name="T70"><text:s text:c="4"/></text:span><text:span text:style-name="T70">sites = [</text:span></text:p><text:p text:style-name="P53"><text:span text:style-name="T70"><text:s text:c="16"/></text:span><text:span text:style-name="T70">"http://www.jython.org",</text:span></text:p><text:p text:style-name="P53"><text:span text:style-name="T70"><text:s text:c="16"/></text:span><text:span text:style-name="T70">"http://olympus.realpython.org/dice",</text:span></text:p><text:p text:style-name="P53"><text:span text:style-name="T70"><text:s text:c="12"/></text:span><text:span text:style-name="T70">] * 80</text:span></text:p><text:p text:style-name="P53"><text:span text:style-name="T70"><text:s text:c="4"/></text:span><text:span text:style-name="T70">start_time = time.time()</text:span></text:p><text:p text:style-name="P53"><text:span text:style-name="T70"><text:s text:c="4"/></text:span><text:span text:style-name="T70">download_all_sites(sites)</text:span></text:p><text:p text:style-name="P53"><text:span text:style-name="T70"><text:s text:c="4"/></text:span><text:span text:style-name="T70">duration = time.time() - start_time</text:span></text:p><text:p text:style-name="P53"><text:span text:style-name="T70"><text:s text:c="4"/></text:span><text:span text:style-name="T70">print(f"Downloaded {len(sites)} in {duration} seconds")</text:span></text:p></draw:text-box></draw:frame><draw:frame text:anchor-type="paragraph" draw:z-index="5" draw:name="Shape2" draw:style-name="gr3" draw:text-style-name="P52" svg:width="0.2303in" svg:height="4.5043in" svg:x="0.5299in" svg:y="0.0598in"><draw:text-box><text:p text:style-name="P51"><text:span text:style-name="T69">1</text:span></text:p><text:p text:style-name="P51"><text:span text:style-name="T69">2</text:span></text:p><text:p text:style-name="P51"><text:span text:style-name="T69">3</text:span></text:p><text:p text:style-name="P51"><text:span text:style-name="T69">4</text:span></text:p><text:p text:style-name="P51"><text:span text:style-name="T69">5</text:span></text:p><text:p text:style-name="P51"><text:span text:style-name="T69">6</text:span></text:p><text:p text:style-name="P51"><text:span text:style-name="T69">7</text:span></text:p><text:p text:style-name="P51"><text:span text:style-name="T69">8</text:span></text:p><text:p text:style-name="P51"><text:span text:style-name="T69">9</text:span></text:p><text:p text:style-name="P51"><text:span text:style-name="T69">10</text:span></text:p><text:p text:style-name="P51"><text:span text:style-name="T69">11</text:span></text:p><text:p text:style-name="P51"><text:span text:style-name="T69">12</text:span></text:p><text:p text:style-name="P51"><text:span text:style-name="T69">13</text:span></text:p><text:p text:style-name="P51"><text:span text:style-name="T69">14</text:span></text:p><text:p text:style-name="P51"><text:span text:style-name="T69">15</text:span></text:p><text:p text:style-name="P51"><text:span text:style-name="T69">16</text:span></text:p><text:p text:style-name="P51"><text:span text:style-name="T69">17</text:span></text:p><text:p text:style-name="P51"><text:span text:style-name="T69">18</text:span></text:p><text:p text:style-name="P51"><text:span text:style-name="T69">19</text:span></text:p><text:p text:style-name="P51"><text:span text:style-name="T69">20</text:span></text:p><text:p text:style-name="P51"><text:span text:style-name="T69">21</text:span></text:p><text:p text:style-name="P51"><text:span text:style-name="T69">22</text:span></text:p><text:p text:style-name="P51"><text:span text:style-name="T69">23</text:span></text:p><text:p text:style-name="P51"><text:span text:style-name="T69">24</text:span></text:p><text:p text:style-name="P51"><text:span text:style-name="T69">25</text:span></text:p><text:p text:style-name="P51"><text:span text:style-name="T69">26</text:span></text:p><text:p text:style-name="P51"><text:span text:style-name="T69">27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95146854623984" text:continue-numbering="true" text:style-name="L2">
        <text:list-item>
          <text:p text:style-name="P45"><text:soft-page-break/>Dat je sledeći isečak koda. </text:p>
          <text:list>
            <text:list-item>
              <text:p text:style-name="P45">Da li je navedeni program <text:span text:style-name="T2">I/O Bound</text:span> ili <text:span text:style-name="T2">CPU Bound</text:span>?</text:p>
            </text:list-item>
            <text:list-item>
              <text:p text:style-name="P46">Označiti neoptimalan deo koda.</text:p>
            </text:list-item>
            <text:list-item>
              <text:p text:style-name="P46">Na koj<text:span text:style-name="T55">e</text:span> se sve način<text:span text:style-name="T52">e</text:span> dati programski kod može optimizovati?</text:p>
            </text:list-item>
            <text:list-item>
              <text:p text:style-name="P46">Implementirati optimalan ekvivalentni programski kod.</text:p>
            </text:list-item>
          </text:list>
        </text:list-item>
      </text:list>
      <text:p text:style-name="P4"/>
      <text:p text:style-name="P4"><draw:frame text:anchor-type="paragraph" draw:z-index="6" draw:name="Shape1" draw:style-name="gr2" draw:text-style-name="P54" svg:width="5.737in" svg:height="3.3976in" svg:x="0.8362in" svg:y="0.0543in"><draw:text-box><text:p text:style-name="P53"><text:span text:style-name="T70"/></text:p><text:p text:style-name="P53"><text:span text:style-name="T70">import time</text:span></text:p><text:p text:style-name="P53"><text:span text:style-name="T70"/></text:p><text:p text:style-name="P53"><text:span text:style-name="T70"/></text:p><text:p text:style-name="P53"><text:span text:style-name="T70">def find_sum(number):</text:span></text:p><text:p text:style-name="P53"><text:span text:style-name="T70"><text:s text:c="4"/></text:span><text:span text:style-name="T70">return sum(i * i for i in range(number))</text:span></text:p><text:p text:style-name="P53"><text:span text:style-name="T70"/></text:p><text:p text:style-name="P53"><text:span text:style-name="T70"/></text:p><text:p text:style-name="P53"><text:span text:style-name="T70">def find_sums(numbers):</text:span></text:p><text:p text:style-name="P53"><text:span text:style-name="T70"><text:s text:c="4"/></text:span><text:span text:style-name="T70">for number in numbers:</text:span></text:p><text:p text:style-name="P53"><text:span text:style-name="T70"><text:s text:c="8"/></text:span><text:span text:style-name="T70">find_sum(number)</text:span></text:p><text:p text:style-name="P53"><text:span text:style-name="T70"/></text:p><text:p text:style-name="P53"><text:span text:style-name="T70"/></text:p><text:p text:style-name="P53"><text:span text:style-name="T70">if __name__ == "__main__":</text:span></text:p><text:p text:style-name="P53"><text:span text:style-name="T70"><text:s text:c="4"/></text:span><text:span text:style-name="T70">numbers = [5_000_000 + x for x in range(20)]</text:span></text:p><text:p text:style-name="P53"><text:span text:style-name="T70"/></text:p><text:p text:style-name="P53"><text:span text:style-name="T70"><text:s text:c="4"/></text:span><text:span text:style-name="T70">start_time = time.time()</text:span></text:p><text:p text:style-name="P53"><text:span text:style-name="T70"><text:s text:c="4"/></text:span><text:span text:style-name="T70">find_sums(numbers)</text:span></text:p><text:p text:style-name="P53"><text:span text:style-name="T70"><text:s text:c="4"/></text:span><text:span text:style-name="T70">duration = time.time() - start_time</text:span></text:p><text:p text:style-name="P53"><text:span text:style-name="T70"><text:s text:c="4"/></text:span><text:span text:style-name="T70">print(f"Duration {duration} seconds")</text:span></text:p></draw:text-box></draw:frame><draw:frame text:anchor-type="paragraph" draw:z-index="7" draw:name="Shape2" draw:style-name="gr1" draw:text-style-name="P52" svg:width="0.2303in" svg:height="6.6106in" svg:x="0.4701in" svg:y="0.0598in"><draw:text-box><text:p text:style-name="P51"><text:span text:style-name="T69">1</text:span></text:p><text:p text:style-name="P51"><text:span text:style-name="T69">2</text:span></text:p><text:p text:style-name="P51"><text:span text:style-name="T69">3</text:span></text:p><text:p text:style-name="P51"><text:span text:style-name="T69">4</text:span></text:p><text:p text:style-name="P51"><text:span text:style-name="T69">5</text:span></text:p><text:p text:style-name="P51"><text:span text:style-name="T69">6</text:span></text:p><text:p text:style-name="P51"><text:span text:style-name="T69">7</text:span></text:p><text:p text:style-name="P51"><text:span text:style-name="T69">8</text:span></text:p><text:p text:style-name="P51"><text:span text:style-name="T69">9</text:span></text:p><text:p text:style-name="P51"><text:span text:style-name="T69">10</text:span></text:p><text:p text:style-name="P51"><text:span text:style-name="T69">11</text:span></text:p><text:p text:style-name="P51"><text:span text:style-name="T69">12</text:span></text:p><text:p text:style-name="P51"><text:span text:style-name="T69">13</text:span></text:p><text:p text:style-name="P51"><text:span text:style-name="T69">14</text:span></text:p><text:p text:style-name="P51"><text:span text:style-name="T69">15</text:span></text:p><text:p text:style-name="P51"><text:span text:style-name="T69">16</text:span></text:p><text:p text:style-name="P51"><text:span text:style-name="T69">17</text:span></text:p><text:p text:style-name="P51"><text:span text:style-name="T69">18</text:span></text:p><text:p text:style-name="P51"><text:span text:style-name="T69">19</text:span></text:p><text:p text:style-name="P51"><text:span text:style-name="T69">20</text:span></text:p><text:p text:style-name="P51"><text:span text:style-name="T69">21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 Mono" svg:font-family="'Bitstream Vera Sans Mono'"/>
    <style:font-face style:name="Bitstream Vera Sans Mono1" svg:font-family="'Bitstream Vera Sans Mono'" style:font-pitch="variable"/>
    <style:font-face style:name="Bitstream Vera Sans Mono2" svg:font-family="'Bitstream Vera Sans Mono'" style:font-family-generic="modern" style:font-pitch="fixed"/>
    <style:font-face style:name="Bitstream Vera Sans Mono3" svg:font-family="'Bitstream Vera Sans Mono'" style:font-family-generic="modern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12pt" fo:language="en" fo:country="US" style:letter-kerning="true" style:font-name-asian="Noto Serif CJK SC1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2" fo:font-size="12pt" fo:language="en" fo:country="US" style:letter-kerning="true" style:font-name-asian="Noto Serif CJK SC1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2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Droid Sans Devanagari2" style:font-family-complex="'Droid Sans Devanagari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16T20:56:12.592785416</meta:creation-date>
    <dc:date>2023-10-05T19:51:45.356000000</dc:date>
    <meta:editing-duration>PT6H46M45S</meta:editing-duration>
    <meta:editing-cycles>50</meta:editing-cycles>
    <meta:generator>LibreOffice/7.5.3.2$Windows_X86_64 LibreOffice_project/9f56dff12ba03b9acd7730a5a481eea045e468f3</meta:generator>
    <meta:document-statistic meta:table-count="0" meta:image-count="0" meta:object-count="0" meta:page-count="4" meta:paragraph-count="75" meta:word-count="689" meta:character-count="4418" meta:non-whitespace-character-count="3860"/>
  </office:meta>
</office:document-meta>
</file>